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e6ac" officeooo:paragraph-rsid="001de6ac"/>
    </style:style>
    <style:style style:name="P2" style:family="paragraph" style:parent-style-name="Standard">
      <style:text-properties fo:font-size="20pt" fo:font-style="normal" style:text-underline-style="solid" style:text-underline-width="auto" style:text-underline-color="font-color" fo:font-weight="bold" officeooo:rsid="00230401" officeooo:paragraph-rsid="00230401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de6ac" officeooo:paragraph-rsid="001de6ac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officeooo:rsid="001de6ac" officeooo:paragraph-rsid="001de6ac" style:font-size-asian="15pt" style:font-size-complex="15pt"/>
    </style:style>
    <style:style style:name="P5" style:family="paragraph" style:parent-style-name="Standard">
      <style:text-properties officeooo:paragraph-rsid="0026b82e"/>
    </style:style>
    <style:style style:name="P6" style:family="paragraph" style:parent-style-name="Standard">
      <style:text-properties officeooo:rsid="002a58e6" officeooo:paragraph-rsid="002a58e6"/>
    </style:style>
    <style:style style:name="P7" style:family="paragraph" style:parent-style-name="Standard" style:list-style-name="L1">
      <style:text-properties fo:font-size="15pt" officeooo:rsid="001de6ac" officeooo:paragraph-rsid="001de6ac" style:font-size-asian="15pt" style:font-size-complex="15pt"/>
    </style:style>
    <style:style style:name="P8" style:family="paragraph" style:parent-style-name="Standard">
      <style:text-properties fo:font-size="20pt" fo:font-style="normal" style:text-underline-style="none" fo:font-weight="bold" officeooo:rsid="00230401" officeooo:paragraph-rsid="00230401" style:font-size-asian="20pt" style:font-style-asian="normal" style:font-weight-asian="bold" style:font-size-complex="20pt" style:font-style-complex="normal" style:font-weight-complex="bold"/>
    </style:style>
    <style:style style:name="P9" style:family="paragraph" style:parent-style-name="Standard">
      <style:text-properties fo:font-size="20pt" fo:font-style="normal" style:text-underline-style="none" fo:font-weight="normal" officeooo:rsid="0033dff6" officeooo:paragraph-rsid="0033dff6" style:font-size-asian="20pt" style:font-style-asian="normal" style:font-weight-asian="normal" style:font-size-complex="20pt" style:font-style-complex="normal" style:font-weight-complex="normal"/>
    </style:style>
    <style:style style:name="P10" style:family="paragraph" style:parent-style-name="Standard">
      <style:text-properties fo:font-size="20pt" fo:font-style="normal" style:text-underline-style="none" fo:font-weight="normal" officeooo:rsid="00230401" officeooo:paragraph-rsid="00230401" style:font-size-asian="20pt" style:font-style-asian="normal" style:font-weight-asian="normal" style:font-size-complex="20pt" style:font-style-complex="normal" style:font-weight-complex="normal"/>
    </style:style>
    <style:style style:name="P11" style:family="paragraph" style:parent-style-name="Standard">
      <style:text-properties fo:font-size="18pt" fo:font-style="normal" style:text-underline-style="none" fo:font-weight="normal" officeooo:rsid="00230401" officeooo:paragraph-rsid="00230401" style:font-size-asian="15.75pt" style:font-style-asian="normal" style:font-weight-asian="normal" style:font-size-complex="18pt" style:font-style-complex="normal" style:font-weight-complex="normal"/>
    </style:style>
    <style:style style:name="P12" style:family="paragraph" style:parent-style-name="Standard" style:list-style-name="L2">
      <style:text-properties fo:font-size="18pt" fo:font-style="normal" style:text-underline-style="none" fo:font-weight="normal" officeooo:rsid="0024e73a" officeooo:paragraph-rsid="0024e73a" style:font-size-asian="15.75pt" style:font-style-asian="normal" style:font-weight-asian="normal" style:font-size-complex="18pt" style:font-style-complex="normal" style:font-weight-complex="normal"/>
    </style:style>
    <style:style style:name="P13" style:family="paragraph" style:parent-style-name="Standard" style:list-style-name="L3">
      <style:text-properties fo:font-size="18pt" fo:font-style="normal" style:text-underline-style="none" fo:font-weight="normal" officeooo:rsid="0024e73a" officeooo:paragraph-rsid="0024e73a" style:font-size-asian="15.75pt" style:font-style-asian="normal" style:font-weight-asian="normal" style:font-size-complex="18pt" style:font-style-complex="normal" style:font-weight-complex="normal"/>
    </style:style>
    <style:style style:name="P14" style:family="paragraph" style:parent-style-name="Standard" style:list-style-name="L3">
      <style:text-properties fo:font-size="18pt" fo:font-style="normal" style:text-underline-style="none" fo:font-weight="normal" officeooo:rsid="0024e73a" officeooo:paragraph-rsid="0026b82e" style:font-size-asian="15.75pt" style:font-style-asian="normal" style:font-weight-asian="normal" style:font-size-complex="18pt" style:font-style-complex="normal" style:font-weight-complex="normal"/>
    </style:style>
    <style:style style:name="P15" style:family="paragraph" style:parent-style-name="Standard">
      <style:text-properties fo:font-size="18pt" fo:font-style="normal" style:text-underline-style="none" fo:font-weight="normal" officeooo:rsid="0026b82e" officeooo:paragraph-rsid="0026b82e" style:font-size-asian="15.75pt" style:font-style-asian="normal" style:font-weight-asian="normal" style:font-size-complex="18pt" style:font-style-complex="normal" style:font-weight-complex="normal"/>
    </style:style>
    <style:style style:name="P16" style:family="paragraph" style:parent-style-name="Standard">
      <style:text-properties fo:font-size="18pt" fo:font-style="normal" style:text-underline-style="none" fo:font-weight="normal" officeooo:rsid="0026b82e" officeooo:paragraph-rsid="0024e73a" style:font-size-asian="15.75pt" style:font-style-asian="normal" style:font-weight-asian="normal" style:font-size-complex="18pt" style:font-style-complex="normal" style:font-weight-complex="normal"/>
    </style:style>
    <style:style style:name="P17" style:family="paragraph" style:parent-style-name="Standard">
      <style:text-properties fo:font-size="18pt" fo:font-style="normal" style:text-underline-style="none" fo:font-weight="normal" officeooo:rsid="002f060c" officeooo:paragraph-rsid="002f060c" style:font-size-asian="15.75pt" style:font-style-asian="normal" style:font-weight-asian="normal" style:font-size-complex="18pt" style:font-style-complex="normal" style:font-weight-complex="normal"/>
    </style:style>
    <style:style style:name="P18" style:family="paragraph" style:parent-style-name="Standard" style:list-style-name="L3">
      <style:text-properties officeooo:paragraph-rsid="0026b82e"/>
    </style:style>
    <style:style style:name="T1" style:family="text">
      <style:text-properties style:text-underline-style="none"/>
    </style:style>
    <style:style style:name="T2" style:family="text">
      <style:text-properties fo:font-size="18pt" fo:font-style="normal" style:text-underline-style="none" fo:font-weight="normal" style:font-size-asian="15.75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size="18pt" fo:font-style="normal" style:text-underline-style="none" fo:font-weight="normal" officeooo:rsid="0024e73a" style:font-size-asian="15.75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size="18pt" fo:font-style="normal" style:text-underline-style="none" fo:font-weight="normal" officeooo:rsid="0026b82e" style:font-size-asian="15.75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18pt" fo:font-style="normal" style:text-underline-style="none" fo:font-weight="normal" officeooo:rsid="002bd1c2" style:font-size-asian="15.75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18pt" fo:font-style="normal" style:text-underline-style="none" fo:font-weight="normal" officeooo:rsid="002f060c" style:font-size-asian="15.75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18pt" fo:font-style="normal" style:text-underline-style="none" fo:font-weight="normal" officeooo:rsid="003089ef" style:font-size-asian="15.75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ize="18pt" fo:font-style="normal" style:text-underline-style="none" fo:font-weight="bold" officeooo:rsid="0024e73a" style:font-size-asian="15.75pt" style:font-style-asian="normal" style:font-weight-asian="bold" style:font-size-complex="18pt" style:font-style-complex="normal" style:font-weight-complex="bold"/>
    </style:style>
    <style:style style:name="T9" style:family="text">
      <style:text-properties fo:font-size="18pt" fo:font-style="normal" style:text-underline-style="none" fo:font-weight="bold" officeooo:rsid="002f060c" style:font-size-asian="15.75pt" style:font-style-asian="normal" style:font-weight-asian="bold" style:font-size-complex="18pt" style:font-style-complex="normal" style:font-weight-complex="bold"/>
    </style:style>
    <style:style style:name="T10" style:family="text">
      <style:text-properties fo:font-size="18pt" fo:font-style="italic" style:text-underline-style="none" fo:font-weight="normal" style:font-size-asian="15.75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size="18pt" fo:font-style="italic" style:text-underline-style="none" fo:font-weight="normal" officeooo:rsid="0026b82e" style:font-size-asian="15.75pt" style:font-style-asian="italic" style:font-weight-asian="normal" style:font-size-complex="18pt" style:font-style-complex="italic" style:font-weight-complex="normal"/>
    </style:style>
    <style:style style:name="T12" style:family="text">
      <style:text-properties fo:font-size="18pt" fo:font-style="italic" style:text-underline-style="none" fo:font-weight="normal" officeooo:rsid="0024e73a" style:font-size-asian="15.75pt" style:font-style-asian="italic" style:font-weight-asian="normal" style:font-size-complex="18pt" style:font-style-complex="italic" style:font-weight-complex="normal"/>
    </style:style>
    <style:style style:name="T13" style:family="text">
      <style:text-properties fo:font-size="18pt" fo:font-style="italic" style:text-underline-style="none" fo:font-weight="bold" style:font-size-asian="15.75pt" style:font-style-asian="italic" style:font-weight-asian="bold" style:font-size-complex="18pt" style:font-style-complex="italic" style:font-weight-complex="bold"/>
    </style:style>
    <style:style style:name="T14" style:family="text">
      <style:text-properties fo:font-size="18pt" fo:font-style="italic" style:text-underline-style="none" fo:font-weight="bold" officeooo:rsid="0026b82e" style:font-size-asian="15.75pt" style:font-style-asian="italic" style:font-weight-asian="bold" style:font-size-complex="18pt" style:font-style-complex="italic" style:font-weight-complex="bold"/>
    </style:style>
    <style:style style:name="T15" style:family="text">
      <style:text-properties fo:font-size="18pt" fo:font-style="italic" style:text-underline-style="none" fo:font-weight="bold" officeooo:rsid="0024e73a" style:font-size-asian="15.75pt" style:font-style-asian="italic" style:font-weight-asian="bold" style:font-size-complex="18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MBRE DU GROUPE 6 <text:s/><text:tab/>Classe: DSTI1C</text:p>
      <text:p text:style-name="P3"/>
      <text:list xml:id="list3995671214" text:style-name="L1">
        <text:list-item>
          <text:p text:style-name="P7">Mamadou Tahirou BAH</text:p>
        </text:list-item>
        <text:list-item>
          <text:p text:style-name="P7">Fama AMAR</text:p>
        </text:list-item>
        <text:list-item>
          <text:p text:style-name="P7">Fatima Zahara Rassoul AIDARA</text:p>
        </text:list-item>
      </text:list>
      <text:p text:style-name="P4"/>
      <text:p text:style-name="P1"/>
      <text:p text:style-name="P1"/>
      <text:p text:style-name="P2">Rapport du projet:<text:span text:style-name="T1"> </text:span></text:p>
      <text:p text:style-name="P8"/>
      <text:p text:style-name="P9">Bonjour M.</text:p>
      <text:p text:style-name="P10"/>
      <text:p text:style-name="P11">Pour réaliser ce projet nous avons utiliser la programmation modulaire c’est à dire le code source du programme est repartie dans différents fichiers ( les .h qui contiennent les prototypes des fonctions utilisées et les .c qui contiennent le code source de ces différentes fonctions) parmi ces fichiers il y en a qui est designer comme le fichier principal et il s’appelle main.c .</text:p>
      <text:p text:style-name="P11"/>
      <text:p text:style-name="P11">Dans ce projet nous avons eu à implémenter les fonctionnalités ci-dessous:</text:p>
      <text:list xml:id="list1612804869" text:style-name="L2">
        <text:list-item>
          <text:p text:style-name="P12">Il y a l’affichage du menu principal qui a cinq options à savoir:</text:p>
        </text:list-item>
      </text:list>
      <text:list xml:id="list1212844472" text:style-name="L3">
        <text:list-item>
          <text:p text:style-name="P13">Gestion des étudiants</text:p>
        </text:list-item>
        <text:list-item>
          <text:p text:style-name="P13">Gestions des classes</text:p>
        </text:list-item>
        <text:list-item>
          <text:p text:style-name="P13">Gestions des matières</text:p>
        </text:list-item>
        <text:list-item>
          <text:p text:style-name="P13">Gestions des notes</text:p>
        </text:list-item>
        <text:list-item>
          <text:p text:style-name="P14">Quitter</text:p>
        </text:list-item>
        <text:list-item>
          <text:p text:style-name="P14"/>
          <text:p text:style-name="P18"><text:span text:style-name="T4">2. </text:span><text:span text:style-name="T3">Chaque choix prends ces différents choix conduit au déclenchement d’une autre action </text:span><text:span text:style-name="T6">à savoir l’affichage de leur sous-menu respectif accompagné d’une nouvelle couleur pour chaque options</text:span><text:span text:style-name="T3">; Pour les quatre premières options leur sous-menu </text:span><text:span text:style-name="T6">vient</text:span><text:span text:style-name="T3"> avec des options tel que:</text:span><text:span text:style-name="T15"> ajouter,modifier,rechercher,afficher tout,supprimer</text:span><text:span text:style-name="T12"> et une autre option</text:span><text:span text:style-name="T15"> retour</text:span><text:span text:style-name="T12"> qui permette de revenir au menu </text:span><text:soft-page-break/><text:span text:style-name="T12">principal; Pour l’option la</text:span><text:span text:style-name="T8"> gestion des notes</text:span><text:span text:style-name="T3"> il y a une </text:span><text:span text:style-name="T4">particularité au niveau de ces options qui sont regroupées deux à deux c’est à dire par exemple l’option </text:span><text:span text:style-name="T14">afficher </text:span><text:span text:style-name="T11">est subdivisée en deux sous parties à savoir:</text:span><text:span text:style-name="T14"> afficher les notes d’un étudiant dans une matière</text:span><text:span text:style-name="T11"> et</text:span><text:span text:style-name="T14"> afficher la note de tous les étudiants d’une classe dans une matière</text:span><text:span text:style-name="T4"> et ainsi de suite pour ces autres options.</text:span></text:p>
        </text:list-item>
      </text:list>
      <text:p text:style-name="P5"><text:span text:style-name="T4"><text:tab/> </text:span><text:span text:style-name="T6">Et l’option </text:span><text:span text:style-name="T9">Quitter </text:span><text:span text:style-name="T6">permet tout simplem</text:span><text:span text:style-name="T7">e</text:span><text:span text:style-name="T6">nt d’arrêter l’</text:span><text:span text:style-name="T7">e</text:span><text:span text:style-name="T6">x</text:span><text:span text:style-name="T7">é</text:span><text:span text:style-name="T6">cution du programme</text:span></text:p>
      <text:p text:style-name="P15"/>
      <text:p text:style-name="P6"><text:span text:style-name="T4">L</text:span><text:span text:style-name="T2">es difficultés que nous avons eu à rencont</text:span><text:span text:style-name="T5">rer</text:span><text:span text:style-name="T2"> sont surtout situées au niveau de la gestion des notes notamment au niveau de l’option </text:span><text:span text:style-name="T13">ajouter des notes pour tous les étudiants d’une classe dans une matières.</text:span><text:span text:style-name="T10"> </text:span></text:p>
      <text:p text:style-name="P17">Mais en général nous pouvons dire que c’est bien passée.</text:p>
      <text:p text:style-name="P17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3pt" style:font-size-asian="11.3500003814697pt" style:font-size-complex="13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07:28:20.492390148</meta:creation-date>
    <dc:date>2021-11-03T08:15:06.389732641</dc:date>
    <meta:editing-duration>PT22M54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19" meta:word-count="307" meta:character-count="1851" meta:non-whitespace-character-count="1567"/>
  </office:meta>
</office:document-meta>
</file>